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4f19" officeooo:paragraph-rsid="001c4f19"/>
    </style:style>
    <style:style style:name="P2" style:family="paragraph" style:parent-style-name="Standard">
      <style:text-properties officeooo:rsid="0050fcf0" officeooo:paragraph-rsid="0054a389"/>
    </style:style>
    <style:style style:name="P3" style:family="paragraph" style:parent-style-name="Standard">
      <style:text-properties officeooo:rsid="0050fcf0" officeooo:paragraph-rsid="0050fcf0"/>
    </style:style>
    <style:style style:name="P4" style:family="paragraph" style:parent-style-name="Standard">
      <style:text-properties officeooo:rsid="001c4f19" officeooo:paragraph-rsid="001e899d"/>
    </style:style>
    <style:style style:name="P5" style:family="paragraph" style:parent-style-name="Standard">
      <style:text-properties officeooo:rsid="0021f388" officeooo:paragraph-rsid="0058e16c"/>
    </style:style>
    <style:style style:name="P6" style:family="paragraph" style:parent-style-name="Standard">
      <style:text-properties officeooo:rsid="0021f388" officeooo:paragraph-rsid="0021f388"/>
    </style:style>
    <style:style style:name="P7" style:family="paragraph" style:parent-style-name="Standard">
      <style:text-properties officeooo:rsid="0023f851" officeooo:paragraph-rsid="0023f851"/>
    </style:style>
    <style:style style:name="P8" style:family="paragraph" style:parent-style-name="Standard">
      <style:text-properties officeooo:rsid="0024ccf0" officeooo:paragraph-rsid="0024ccf0"/>
    </style:style>
    <style:style style:name="P9" style:family="paragraph" style:parent-style-name="Standard">
      <style:text-properties officeooo:rsid="0027afac" officeooo:paragraph-rsid="0024ccf0"/>
    </style:style>
    <style:style style:name="P10" style:family="paragraph" style:parent-style-name="Standard">
      <style:paragraph-properties fo:text-align="justify" style:justify-single-word="false"/>
      <style:text-properties officeooo:rsid="0027afac" officeooo:paragraph-rsid="0027fd09"/>
    </style:style>
    <style:style style:name="P11" style:family="paragraph" style:parent-style-name="Standard">
      <style:text-properties officeooo:rsid="0027afac" officeooo:paragraph-rsid="0027fd09"/>
    </style:style>
    <style:style style:name="P12" style:family="paragraph" style:parent-style-name="Standard">
      <style:paragraph-properties fo:text-align="justify" style:justify-single-word="false"/>
      <style:text-properties officeooo:rsid="002ced93" officeooo:paragraph-rsid="002ced93"/>
    </style:style>
    <style:style style:name="P13" style:family="paragraph" style:parent-style-name="Standard">
      <style:paragraph-properties fo:text-align="justify" style:justify-single-word="false"/>
      <style:text-properties officeooo:rsid="002ced93" officeooo:paragraph-rsid="005c63e8"/>
    </style:style>
    <style:style style:name="P14" style:family="paragraph" style:parent-style-name="Standard">
      <style:text-properties officeooo:rsid="0031bac1" officeooo:paragraph-rsid="0031d17a"/>
    </style:style>
    <style:style style:name="P15" style:family="paragraph" style:parent-style-name="Standard">
      <style:text-properties officeooo:rsid="0031d17a" officeooo:paragraph-rsid="00337f99"/>
    </style:style>
    <style:style style:name="P16" style:family="paragraph" style:parent-style-name="Standard">
      <style:text-properties officeooo:rsid="0031d17a" officeooo:paragraph-rsid="0037ac35"/>
    </style:style>
    <style:style style:name="P17" style:family="paragraph" style:parent-style-name="Standard">
      <style:text-properties officeooo:rsid="0036aeca" officeooo:paragraph-rsid="00337f99"/>
    </style:style>
    <style:style style:name="P18" style:family="paragraph" style:parent-style-name="Standard">
      <style:text-properties officeooo:rsid="0038cca0" officeooo:paragraph-rsid="0038cca0"/>
    </style:style>
    <style:style style:name="P19" style:family="paragraph" style:parent-style-name="Standard">
      <style:text-properties officeooo:rsid="003a9443" officeooo:paragraph-rsid="003a9443"/>
    </style:style>
    <style:style style:name="P20" style:family="paragraph" style:parent-style-name="Standard">
      <style:text-properties officeooo:rsid="003bc19c" officeooo:paragraph-rsid="003bc19c"/>
    </style:style>
    <style:style style:name="P21" style:family="paragraph" style:parent-style-name="Standard">
      <style:text-properties officeooo:rsid="003bc19c" officeooo:paragraph-rsid="0040c671"/>
    </style:style>
    <style:style style:name="P22" style:family="paragraph" style:parent-style-name="Standard">
      <style:text-properties officeooo:rsid="003f282c" officeooo:paragraph-rsid="0040c671"/>
    </style:style>
    <style:style style:name="P23" style:family="paragraph" style:parent-style-name="Standard">
      <style:text-properties officeooo:rsid="0044de3e" officeooo:paragraph-rsid="0044de3e"/>
    </style:style>
    <style:style style:name="P24" style:family="paragraph" style:parent-style-name="Standard">
      <style:text-properties officeooo:rsid="00492b76" officeooo:paragraph-rsid="004ab533"/>
    </style:style>
    <style:style style:name="P25" style:family="paragraph" style:parent-style-name="Standard">
      <style:text-properties officeooo:rsid="004cf93a" officeooo:paragraph-rsid="006b70d4"/>
    </style:style>
    <style:style style:name="P26" style:family="paragraph" style:parent-style-name="Standard">
      <style:text-properties officeooo:rsid="004cf93a" officeooo:paragraph-rsid="004cf93a"/>
    </style:style>
    <style:style style:name="P27" style:family="paragraph" style:parent-style-name="Standard">
      <style:text-properties officeooo:rsid="006b70d4" officeooo:paragraph-rsid="006d362f"/>
    </style:style>
    <style:style style:name="P28" style:family="paragraph" style:parent-style-name="Standard">
      <style:text-properties officeooo:rsid="004d19af" officeooo:paragraph-rsid="004eff85"/>
    </style:style>
    <style:style style:name="P29" style:family="paragraph" style:parent-style-name="Standard">
      <style:text-properties officeooo:rsid="004fc175" officeooo:paragraph-rsid="004fc175"/>
    </style:style>
    <style:style style:name="T1" style:family="text">
      <style:text-properties officeooo:rsid="001e899d"/>
    </style:style>
    <style:style style:name="T2" style:family="text">
      <style:text-properties officeooo:rsid="0022ba01"/>
    </style:style>
    <style:style style:name="T3" style:family="text">
      <style:text-properties officeooo:rsid="0031d17a"/>
    </style:style>
    <style:style style:name="T4" style:family="text">
      <style:text-properties officeooo:rsid="00337f99"/>
    </style:style>
    <style:style style:name="T5" style:family="text">
      <style:text-properties officeooo:rsid="0037ac35"/>
    </style:style>
    <style:style style:name="T6" style:family="text">
      <style:text-properties officeooo:rsid="003a9443"/>
    </style:style>
    <style:style style:name="T7" style:family="text">
      <style:text-properties officeooo:rsid="003bc19c"/>
    </style:style>
    <style:style style:name="T8" style:family="text">
      <style:text-properties officeooo:rsid="00427d5a"/>
    </style:style>
    <style:style style:name="T9" style:family="text">
      <style:text-properties officeooo:rsid="0044de3e"/>
    </style:style>
    <style:style style:name="T10" style:family="text">
      <style:text-properties officeooo:rsid="0046a880"/>
    </style:style>
    <style:style style:name="T11" style:family="text">
      <style:text-properties officeooo:rsid="00492b76"/>
    </style:style>
    <style:style style:name="T12" style:family="text">
      <style:text-properties officeooo:rsid="004ab533"/>
    </style:style>
    <style:style style:name="T13" style:family="text">
      <style:text-properties officeooo:rsid="004dcf9f"/>
    </style:style>
    <style:style style:name="T14" style:family="text">
      <style:text-properties officeooo:rsid="0052f3a2"/>
    </style:style>
    <style:style style:name="T15" style:family="text">
      <style:text-properties officeooo:rsid="005411a2"/>
    </style:style>
    <style:style style:name="T16" style:family="text">
      <style:text-properties officeooo:rsid="0056e4b5"/>
    </style:style>
    <style:style style:name="T17" style:family="text">
      <style:text-properties officeooo:rsid="00583017"/>
    </style:style>
    <style:style style:name="T18" style:family="text">
      <style:text-properties officeooo:rsid="0058e16c"/>
    </style:style>
    <style:style style:name="T19" style:family="text">
      <style:text-properties officeooo:rsid="00598955"/>
    </style:style>
    <style:style style:name="T20" style:family="text">
      <style:text-properties officeooo:rsid="005aa792"/>
    </style:style>
    <style:style style:name="T21" style:family="text">
      <style:text-properties officeooo:rsid="005e2a7f"/>
    </style:style>
    <style:style style:name="T22" style:family="text">
      <style:text-properties officeooo:rsid="00602867"/>
    </style:style>
    <style:style style:name="T23" style:family="text">
      <style:text-properties officeooo:rsid="0060facb"/>
    </style:style>
    <style:style style:name="T24" style:family="text">
      <style:text-properties officeooo:rsid="006611e9"/>
    </style:style>
    <style:style style:name="T25" style:family="text">
      <style:text-properties officeooo:rsid="0067ee78"/>
    </style:style>
    <style:style style:name="T26" style:family="text">
      <style:text-properties officeooo:rsid="006b6b35"/>
    </style:style>
    <style:style style:name="T27" style:family="text">
      <style:text-properties officeooo:rsid="006d362f"/>
    </style:style>
    <style:style style:name="T28" style:family="text">
      <style:text-properties officeooo:rsid="006dfd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idação:</text:p>
      <text:p text:style-name="P1"/>
      <text:p text:style-name="P4">Para validar o SparSEx, usamos os dados do SDSS, como teste para encontrar galáxias anãs e aglomerados globulares conhecidos. <text:span text:style-name="T1">Aplicamos o método, em média, em áreas de 9 graus\textsuperscript{2}, em torno desses alvos. Todos os sistemas que foram usados como teste, foram recuperados como candidatos muito prováveis a populações estelares, ou seja, obtiveram um </text:span><text:s/><text:span text:style-name="T1">alto ranqueamento na lista final de candidatos resultante do SparSEx. Mostramos na tabela \ref{tab:3} os sistemas recuperados e seus parâmetros resultantes da aplicação do SparSEx.</text:span></text:p>
      <text:p text:style-name="P4"/>
      <text:p text:style-name="P5">Caption Tabela 3: Objetos conhecidos detectados pelo SparSEx, e seus parâmetros de saída: $N^{\underline{o}}$ de modelos, usados pelo MF, <text:span text:style-name="T18">com que se</text:span> recuperou a estrutura; Ranqueamento: <text:s/>classifica<text:span text:style-name="T2">ção</text:span> <text:s/><text:span text:style-name="T18">baseada em</text:span> $N^{\underline{o}}$ de modelos; Convolução (FWHM-SE): parâmetro do Sextractor usado como a FWHM da convolução gaussiana, para suavizar os mapas de densidade, <text:span text:style-name="T18">ao qual os parâmetros anteriores (Ranqueamento e <text:s/></text:span>$N^{\underline{o}}$ de modelos<text:span text:style-name="T18">) se referem;</text:span> $N^{\underline{o}}$ de estrelas/pixel: <text:span text:style-name="T18">densidade do objeto detectado</text:span>.</text:p>
      <text:p text:style-name="P6"/>
      <text:p text:style-name="P7">Além dos parâmetros mostrados na tabela \ref{tab:3}, a lista de parâmetros de saída do SparSEx também inclui as posições e eixo maior dos candidatos. No começo estávamos usando esses parâmetros para construir CMDs <text:s/>automaticamente. Mas como podemos ver na figura \ref{fig:central.pdf}, a posição central do objeto Koposov II está um pouco deslocada. </text:p>
      <text:p text:style-name="P7"/>
      <text:p text:style-name="P8">Caption figura 5.1.1: <text:s/>Distribuição espacial de estrelas, em coordenada equatoriais, em torno de Koposov II. O círculo verde indica a posição do aglomerado <text:span text:style-name="T19">dado</text:span> pelo Sextractor. Nós ajustamos o centro do aglomerado, visualmente, e indicamos a nova posição pelo círculo amarelo. </text:p>
      <text:p text:style-name="P9"/>
      <text:p text:style-name="P12">Na sequência mostramos os resultados para duas galáxias anãs, Canes Venatici e Hercules, e para o aglomerado globular Koposov II. Primeiro mostramos nas figuras \ref{fig:denmapCVnI} ,\ref{fig:denmapHer} e \ref{fig:denmapKoII} os mapas de densidade resultantes da aplicação do MF, com um modelo que recuperou o objeto com o maior sinal. Podemos ver claramente nessas figuras as sobredensidades detectadas posteriormente pelo Sextractor. \par </text:p>
      <text:p text:style-name="P13">Após a detecção desses objetos nós <text:span text:style-name="T20">plotamos </text:span>os perfis de densidade <text:span text:style-name="T20">e os ajustamos a um perfil de king \cite{1962AJ.....67..471K} </text:span>para as três subestruturas, figuras \ref{fig:kingCVnI}, \ref{fig:kingHer} e \ref{fig:kingKoII}. Fizemos estes <text:span text:style-name="T21">ajustes</text:span> com o intuito de obter <text:s/>seus raios de core e por fim, construir seus CMD<text:span text:style-name="T21">s</text:span> em uma área com dimensões próximas aos tamanhos dos objetos. <text:span text:style-name="T21">M</text:span>ostramos os CMD das subestruturas nas figuras \ref{fig:cmdCVnI}, \ref{fig:cmdHer} e \ref{fig:cmdKoII}. <text:span text:style-name="T11">Os CMDs foram construídos dentro de um círculo com raio igual ao raio de core do objeto. Plotamos também, ao lado dos CMDs dos candidatos, as estrelas de campo de uma área próxima aos objetos.</text:span> No CMD de Canes Venatici I, figura \ref{fig:cmdCVnI}, podemos ver o ramo de gigantes, o ramo horizontal e o turn off <text:span text:style-name="T22">d</text:span>e <text:span text:style-name="T22">e</text:span>strelas. Todavia, <text:span text:style-name="T11">para</text:span> os CMDs de Hercules e Koposov II, <text:s/>figuras \ref{fig:cmdHer} e \ref{fig:cmdKoII}, é preciso de uma análise mais cuidadosa para ver a consistência desses CMDs com os de uma população estelar. Estes CMDs são compatíveis com os artigos de descoberta de Hercules, <text:span text:style-name="T11">Canes Venatici </text:span>\cite{2007ApJ...654..897B} e <text:s/>Koposov II \cite{2007ApJ...669..337K}.</text:p>
      <text:p text:style-name="P10"/>
      <text:p text:style-name="P14">Caption figura 5.0.5 <text:span text:style-name="T3">{ Mapa de densidade de Canes Venatici I, resultante da aplicação do MF com um modelo de: 10 kpc de distância, 9.9 $\Log anos$ e 0.001z. Este mapa foi suavizado com uma FWHM de $5'.0 $pelo Sextractor.</text:span></text:p>
      <text:p text:style-name="P14"/>
      <text:p text:style-name="P15">Caption figura 5.0.6 {<text:span text:style-name="T4">Mapa de densidade de Hercules, resultante da aplicação do MF com um modela de: 10 kpc de distância, 10.20 $Log anos$ e 0.001z. Este mapa está suavizado com </text:span></text:p>
      <text:p text:style-name="P17">um FWHM <text:span text:style-name="T23">$</text:span>2<text:span text:style-name="T23">'</text:span>.5<text:span text:style-name="T23">$</text:span>. Podemos ver que a sobredensidade de Hercules não é tão clara como a de Canes Venatici I. </text:p>
      <text:p text:style-name="P11"><text:soft-page-break/></text:p>
      <text:p text:style-name="P16">Caption figura 5.0.<text:span text:style-name="T5">7</text:span> {<text:span text:style-name="T4">Mapa de densidade do aglomerado globular <text:s/>Koposov II, resultante da aplicação do MF com um modela de: 170 kpc de distância, 9.30 $Log anos$ e 0.002z. Este mapa está suavizado com um FWHM $1'.5$. Podemos ver que a sobredensidade compacta <text:s/>é consistente com a de um aglomerado globular. </text:span></text:p>
      <text:p text:style-name="P18"/>
      <text:p text:style-name="P19">Caption figura 5.0.8 {Perfil de densidade radial para Canes Venatici I. A linha tracejada representa o melhor ajuste para o perfil de <text:span text:style-name="T24">K</text:span>ing. <text:s/>Desse ajuste obtivemos um raio de core de $ r\textsubscript{c} = 4 ′ .86 <text:span text:style-name="T7">\pm</text:span> 0 ′.07<text:span text:style-name="T28">$</text:span></text:p>
      <text:p text:style-name="P19"/>
      <text:p text:style-name="P20">Caption figura 5.0.9 { <text:span text:style-name="T6">Perfil de densidade radial para </text:span>a galáxia anã Hercules.<text:span text:style-name="T6"> A linha tracejada representa o melhor ajuste para o perfil de King. <text:s/>Desse ajuste obtivemos um raio de core de $ r\textsubscript{c} = </text:span>2<text:span text:style-name="T6"> ′ .</text:span>41<text:span text:style-name="T6"> </text:span>\p<text:span text:style-name="T8">m 0 ′.</text:span>16<text:span text:style-name="T28">$</text:span></text:p>
      <text:p text:style-name="P20"/>
      <text:p text:style-name="P22">Caption figura 5.0.10 {<text:span text:style-name="T6">Perfil de densidade radial para o aglomerado globular Koposov II. A linha tracejada representa o melhor ajuste para o perfil de King. <text:s/>Desse ajuste obtivemos um raio de core de $ r\textsubscript{c} = 0′ .53 \pm 0 ′.05$</text:span></text:p>
      <text:p text:style-name="P21"/>
      <text:p text:style-name="P23">Caption figura 5.0.11 {Painel esquerdo: CMD de Canes Venatici I. Podemos ver, claramente, o seu ramo de gigante, o seu ramo horizontal e o turn off de estrelas; Painel direito: <text:span text:style-name="T10">CMD das estrelas de campo próximas a Canes Venatici I. Vemos que a população estelar desta galáxia é bem evidente em <text:s/>relação à população de campo. </text:span></text:p>
      <text:p text:style-name="P23"/>
      <text:p text:style-name="P24">Caption figura 5.0.12 <text:span text:style-name="T12">{</text:span> <text:span text:style-name="T9">Painel esquerdo: CMD de Hercules. Não é muito fácil ver as características de uma SSP nesse CMD; Painel direito: CMD das estrelas de campo próximas a Hercules. Nesse caso o CMD do objeto não difere muito em densidade do CMD do campo, uma descontaminação das estrelas de campo é recomendável para essa situação. </text:span></text:p>
      <text:p text:style-name="P23"/>
      <text:p text:style-name="P25">Caption figura 5.0.13 {<text:span text:style-name="T11"> Painel esquerdo: CMD d</text:span>o aglomerado globular <text:span text:style-name="T11"><text:s/></text:span>Koposov II<text:span text:style-name="T11">. Não é muito fácil ver as características de uma SSP nesse CMD; Painel direito: CMD das estrelas de campo próximas a Koposov II. Nesse caso o CMD não difere muito em densidade do CMD do campo. </text:span></text:p>
      <text:p text:style-name="P27">Uma descontaminação das estrelas de campo é mais complexa nesse caso, pois a amostra de estrelas é pequena para aplicação de métodos estatísticos. <text:span text:style-name="T27">Seria</text:span> necessário observações de follow-up para aumentarmos a amostra de estrelas <text:span text:style-name="T27">e confirmarmos este como população estelar \cite{2007ApJ...669..337K}</text:span></text:p>
      <text:p text:style-name="P26"/>
      <text:p text:style-name="P28">Outra validação muito importante do SparSEx é recuperação da corrente estelar d<text:span text:style-name="T25">a galáxia anã de</text:span> Sagitário. Ao aplicar o SparSEx em <text:span text:style-name="T15">uma área de </text:span>40x40 graus\textsuperscript{2} no footprint do BOSS, especificamente na área em torno da corrente estelar de sagitário, obtemos uma lista com as posição de todos os candidatos <text:span text:style-name="T25">a</text:span> SSP nessa área. Ao plotar todas as posições dess<text:span text:style-name="T13">a lista observamos algo curioso. Pela figura \ref{fig:sagstream}, podemos ver claramente que a maioria dos candidatos delineam a estrutura da cauda da anã de sagitário. Uma vantagem desse método para detecção de correntes estelares é que ele é composto de várias SSPs com diferentes distâncias e metalicidades, e usualmente as correntes estelares têm uma variação em distância e/ou populações ao longo de usa extensão. Na figura</text:span> <text:span text:style-name="T13">\ref{fig:sagstream} também podemos observar na parte superior do gráfico, detecções no entorno da galáxia de Andrômeda (M31) e da galáxia Triângulo (M33).</text:span></text:p>
      <text:p text:style-name="P29"/>
      <text:p text:style-name="P2">Caption figura 5.0.14{Plot da posição dos candidatos encontrados pelo SparSEx em parte do footprint do BOSS. <text:span text:style-name="T26">V</text:span>emos que os candidatos formam a estrutura da corrente estelar da galáxia anã de <text:s/>Sagitário <text:span text:style-name="T14">\cite{2001ApJ...547L.133I}</text:span>, no canto inferior do gráfico. A concentração de <text:span text:style-name="T17">pontos</text:span> na parte superior do gráfico <text:s/><text:span text:style-name="T16">é devida </text:span>às galáxias do grupo local M31 e M33, <text:span text:style-name="T26">v</text:span>isto que M31 tem um grande sistema de galáxias satélites. </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9:06:44.004908562</meta:creation-date>
    <meta:generator>LibreOffice/4.2.7.2$Linux_X86_64 LibreOffice_project/420m0$Build-2</meta:generator>
    <dc:date>2015-11-15T02:16:42.178415223</dc:date>
    <meta:editing-duration>PT10H58M39S</meta:editing-duration>
    <meta:editing-cycles>70</meta:editing-cycles>
    <meta:document-statistic meta:table-count="0" meta:image-count="0" meta:object-count="0" meta:page-count="3" meta:paragraph-count="20" meta:word-count="1158" meta:character-count="7431" meta:non-whitespace-character-count="6265"/>
  </office:meta>
</office:document-meta>
</file>